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4.119cm" fo:margin-left="-0.106cm" fo:margin-top="0cm" fo:margin-bottom="0cm" table:align="left"/>
    </style:style>
    <style:style style:name="Tabella1.A" style:family="table-column">
      <style:table-column-properties style:column-width="4.119cm"/>
    </style:style>
    <style:style style:name="Tabella1.1" style:family="table-row">
      <style:table-row-properties style:min-row-height="0.452cm" fo:keep-together="auto"/>
    </style:style>
    <style:style style:name="Tabel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04fc0c" officeooo:paragraph-rsid="0004fc0c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text-properties officeooo:rsid="0006f200" officeooo:paragraph-rsid="0006f200"/>
    </style:style>
    <style:style style:name="P4" style:family="paragraph" style:parent-style-name="Standard">
      <style:text-properties officeooo:rsid="0008762e" officeooo:paragraph-rsid="0008762e"/>
    </style:style>
    <style:style style:name="P5" style:family="paragraph" style:parent-style-name="Standard">
      <style:text-properties officeooo:rsid="0006f200" officeooo:paragraph-rsid="0006f200"/>
    </style:style>
    <style:style style:name="P6" style:family="paragraph" style:parent-style-name="Standard">
      <style:text-properties officeooo:paragraph-rsid="0006f200"/>
    </style:style>
    <style:style style:name="T1" style:family="text">
      <style:text-properties officeooo:rsid="0006f200"/>
    </style:style>
    <style:style style:name="T2" style:family="text">
      <style:text-properties officeooo:rsid="000876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web app infografiche offre la possibilità di scaricare le infografiche a partire dai dati pubblicati in dati.veneto.it.</text:p>
      <text:p text:style-name="P1">I comuni interessati sono quelli partecipanti al progetto Avatar e sono elencati di seguito: </text:p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2">Isola Vicentina</text:p>
          </table:table-cell>
        </table:table-row>
        <table:table-row table:style-name="Tabella1.1">
          <table:table-cell table:style-name="Tabella1.A1" office:value-type="string">
            <text:p text:style-name="P2">Malo</text:p>
          </table:table-cell>
        </table:table-row>
        <table:table-row table:style-name="Tabella1.1">
          <table:table-cell table:style-name="Tabella1.A1" office:value-type="string">
            <text:p text:style-name="P2">Marano Vicentino</text:p>
          </table:table-cell>
        </table:table-row>
        <table:table-row table:style-name="Tabella1.1">
          <table:table-cell table:style-name="Tabella1.A1" office:value-type="string">
            <text:p text:style-name="P2">Monte di Malo</text:p>
          </table:table-cell>
        </table:table-row>
        <table:table-row table:style-name="Tabella1.1">
          <table:table-cell table:style-name="Tabella1.A1" office:value-type="string">
            <text:p text:style-name="P2">San Vito di Leguzzano</text:p>
          </table:table-cell>
        </table:table-row>
        <table:table-row table:style-name="Tabella1.1">
          <table:table-cell table:style-name="Tabella1.A1" office:value-type="string">
            <text:p text:style-name="P2">Santorso</text:p>
          </table:table-cell>
        </table:table-row>
        <table:table-row table:style-name="Tabella1.1">
          <table:table-cell table:style-name="Tabella1.A1" office:value-type="string">
            <text:p text:style-name="P2">Schio</text:p>
          </table:table-cell>
        </table:table-row>
        <table:table-row table:style-name="Tabella1.1">
          <table:table-cell table:style-name="Tabella1.A1" office:value-type="string">
            <text:p text:style-name="P2">Thiene</text:p>
          </table:table-cell>
        </table:table-row>
        <table:table-row table:style-name="Tabella1.1">
          <table:table-cell table:style-name="Tabella1.A1" office:value-type="string">
            <text:p text:style-name="P2">Torrebelvicino</text:p>
          </table:table-cell>
        </table:table-row>
        <table:table-row table:style-name="Tabella1.1">
          <table:table-cell table:style-name="Tabella1.A1" office:value-type="string">
            <text:p text:style-name="P2">Valdagno</text:p>
          </table:table-cell>
        </table:table-row>
        <table:table-row table:style-name="Tabella1.1">
          <table:table-cell table:style-name="Tabella1.A1" office:value-type="string">
            <text:p text:style-name="P2">Villaverla</text:p>
          </table:table-cell>
        </table:table-row>
        <table:table-row table:style-name="Tabella1.1">
          <table:table-cell table:style-name="Tabella1.A1" office:value-type="string">
            <text:p text:style-name="P2">Zugliano</text:p>
          </table:table-cell>
        </table:table-row>
      </table:table>
      <text:p text:style-name="Standard"/>
      <text:p text:style-name="P1">FRONTEND</text:p>
      <text:p text:style-name="P1">All'utente viene proposta la visualizzazione della pagina iniziale all'interno della quale potrà decidere se ottenere le infografiche dei dati relativi ad un singolo comune oppure ai dati aggregati di tutti i comuni partecipanti.</text:p>
      <text:p text:style-name="P1">Le infografiche vengono servite tramite php sottoforma di pdf.</text:p>
      <text:p text:style-name="P1"/>
      <text:p text:style-name="P1">Creazione infografiche</text:p>
      <text:p text:style-name="P1">La creazione delle infografiche viene gestita lato server attraverso una schedulazione. La schedulazione è impostata alle 00:00 di ogni giorno. Per creare i vari pdf è stato optato l'utilizzo di python e in particolare le librerie fpdf, matplotlib, pandas e geopandas. Attraverso la loro combinazione viene eseguita una richiesta o più richieste (nel caso di dati aggregati) all'API della regione Veneto. <text:s/>La risposta positiva della richiesta porta alla generazione del pdf seguendo determinate regole a seconda della diversa tipologia dei dati cercati. </text:p>
      <text:p text:style-name="P1"/>
      <text:p text:style-name="P1">Sezione guida:</text:p>
      <text:p text:style-name="P1">Una volta cliccato parte un tour che fa capire all'utente il corretto utilizzo dellla pagina. Lo script che si occupa di quest<text:span text:style-name="T1">o tour è info.js. </text:span></text:p>
      <text:p text:style-name="P3">Negli elementi di cui si vuole fare l'highlight per il percorso è necessario aggiungere un campo data-intro all'interno della quale si potrà scrivere il messaggio da visualizzare. L'utente durante la navigazione guidata può uscire, andare avanti o tornare indietro grazie agli appositi bottoni disposti nel pop-up.</text:p>
      <text:p text:style-name="P3"/>
      <text:p text:style-name="P3">Sezione selezione dati:</text:p>
      <text:p text:style-name="P3">Sotto alla sezione guida abbiamo la possibilità di scegliere se visualizzare le categorie relative ad un singolo comune oppure ai dati aggregati di tutti i comuni.</text:p>
      <text:p text:style-name="P3">Nel caso del dati per comune (opzione di default una volta entrato nel sito) sarà possibile scegliere il nome del comune. </text:p>
      <text:p text:style-name="P3">Una volta scelto verrà riflesso all'interno del bottone di download ("Scarica") la selezione.</text:p>
      <text:p text:style-name="P3">Nel singolo comune è presente la possibilità di reperire i dati relativi ai luoghi per eventi di ciascun comune e l'offerta formativa (ancora da implementare).</text:p>
      <text:p text:style-name="P3">Nel caso di dati aggregati non sarà possibile effettuare una scelta ma verranno recuperati i dataset di tutti i comuni. I dati sono relativi a fontalle, aree verdi, luoghi per eventi.</text:p>
      <text:p text:style-name="P3"/>
      <text:p text:style-name="P3">Sezione card:</text:p>
      <text:p text:style-name="P6"><text:span text:style-name="T1">In questa sezione parliamo delle singole aree tematiche. Per ciascuna è stata creato una grafica rappresentativa, il titolo dell'area e un bottone. Attraverso il bottone sarà possibile effetuare il </text:span><text:soft-page-break/><text:span text:style-name="T1">download dell'infografiche. Una volta cliccato viene lanciato un file php che, dopo opportuni controlli sui parametri forniti dalla richiesta eseguirà il delivery dell'infografica.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_64 LibreOffice_project/639b8ac485750d5696d7590a72ef1b496725cfb5</meta:generator>
    <dc:date>2022-07-26T09:15:30.341000000</dc:date>
    <meta:editing-duration>PT8M57S</meta:editing-duration>
    <meta:editing-cycles>4</meta:editing-cycles>
    <meta:document-statistic meta:table-count="1" meta:image-count="0" meta:object-count="0" meta:page-count="2" meta:paragraph-count="30" meta:word-count="424" meta:character-count="2824" meta:non-whitespace-character-count="2425"/>
  </office:meta>
</office:document-meta>
</file>